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4" style:family="table">
      <style:table-properties style:width="17.59cm" style:rel-width="100%" table:align="left"/>
    </style:style>
    <style:style style:name="Tabla4.A" style:family="table-column">
      <style:table-column-properties style:column-width="2.686cm" style:rel-column-width="10010*"/>
    </style:style>
    <style:style style:name="Tabla4.B" style:family="table-column">
      <style:table-column-properties style:column-width="2.829cm" style:rel-column-width="10539*"/>
    </style:style>
    <style:style style:name="Tabla4.C" style:family="table-column">
      <style:table-column-properties style:column-width="3.113cm" style:rel-column-width="11598*"/>
    </style:style>
    <style:style style:name="Tabla4.D" style:family="table-column">
      <style:table-column-properties style:column-width="8.961cm" style:rel-column-width="33386*"/>
    </style:style>
    <style:style style:name="Tabla4.A1" style:family="table-cell">
      <style:table-cell-properties style:vertical-align="middle" fo:padding="0.049cm" fo:border="none"/>
    </style:style>
    <style:style style:name="Tabla1" style:family="table">
      <style:table-properties style:width="17.59cm" style:rel-width="100%" table:align="left"/>
    </style:style>
    <style:style style:name="Tabla1.A" style:family="table-column">
      <style:table-column-properties style:column-width="8.585cm" style:rel-column-width="31987*"/>
    </style:style>
    <style:style style:name="Tabla1.B" style:family="table-column">
      <style:table-column-properties style:column-width="9.005cm" style:rel-column-width="33547*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able">
      <style:text-properties fo:font-style="normal" officeooo:rsid="00245e3e" officeooo:paragraph-rsid="001e74cf" style:font-style-asian="normal" style:font-style-complex="normal"/>
    </style:style>
    <style:style style:name="P2" style:family="paragraph" style:parent-style-name="Table_20_Contents">
      <style:text-properties officeooo:paragraph-rsid="001e74cf"/>
    </style:style>
    <style:style style:name="P3" style:family="paragraph" style:parent-style-name="Table_20_Heading">
      <style:text-properties officeooo:paragraph-rsid="001e74cf"/>
    </style:style>
    <style:style style:name="P4" style:family="paragraph" style:parent-style-name="Text_20_body">
      <style:paragraph-properties fo:line-height="100%"/>
      <style:text-properties officeooo:rsid="001fff8b" officeooo:paragraph-rsid="001e74cf"/>
    </style:style>
    <style:style style:name="P5" style:family="paragraph" style:parent-style-name="Text_20_body">
      <style:paragraph-properties fo:text-align="justify" style:justify-single-word="false"/>
      <style:text-properties officeooo:paragraph-rsid="001e74cf"/>
    </style:style>
    <style:style style:name="P6" style:family="paragraph" style:parent-style-name="Text_20_body">
      <style:paragraph-properties fo:text-align="justify" style:justify-single-word="false"/>
      <style:text-properties fo:font-style="normal" officeooo:rsid="00245e3e" officeooo:paragraph-rsid="001e74cf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fo:font-style="normal" fo:font-weight="bold" officeooo:rsid="00286353" officeooo:paragraph-rsid="001e74cf" style:font-style-asian="normal" style:font-weight-asian="bold" style:font-style-complex="normal" style:font-weight-complex="bold"/>
    </style:style>
    <style:style style:name="P8" style:family="paragraph" style:parent-style-name="Text_20_body">
      <style:paragraph-properties fo:keep-with-next="always"/>
      <style:text-properties fo:font-style="normal" officeooo:rsid="00245e3e" officeooo:paragraph-rsid="001e74cf" style:font-style-asian="normal" style:font-style-complex="normal"/>
    </style:style>
    <style:style style:name="P9" style:family="paragraph" style:parent-style-name="Heading_20_3">
      <style:text-properties officeooo:paragraph-rsid="001e74cf"/>
    </style:style>
    <style:style style:name="P10" style:family="paragraph" style:parent-style-name="Heading_20_3">
      <style:text-properties officeooo:rsid="0020ef06" officeooo:paragraph-rsid="0020ef06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paragraph-rsid="001e74cf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paragraph-rsid="001e74cf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paragraph-rsid="001e74cf"/>
    </style:style>
    <style:style style:name="P17" style:family="paragraph" style:parent-style-name="Text_20_body" style:list-style-name="L4">
      <style:paragraph-properties fo:text-align="justify" style:justify-single-word="false"/>
      <style:text-properties officeooo:paragraph-rsid="001e74cf"/>
    </style:style>
    <style:style style:name="P18" style:family="paragraph" style:parent-style-name="Text_20_body" style:list-style-name="L5">
      <style:paragraph-properties fo:text-align="justify" style:justify-single-word="false"/>
    </style:style>
    <style:style style:name="P19" style:family="paragraph" style:parent-style-name="Text_20_body" style:list-style-name="L6">
      <style:paragraph-properties fo:text-align="justify" style:justify-single-word="false"/>
    </style:style>
    <style:style style:name="P20" style:family="paragraph" style:parent-style-name="Text_20_body">
      <style:text-properties officeooo:paragraph-rsid="0020ef06"/>
    </style:style>
    <style:style style:name="P21" style:family="paragraph" style:parent-style-name="Text_20_body" style:list-style-name="L7"/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01e74cf"/>
    </style:style>
    <style:style style:name="P24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officeooo:paragraph-rsid="001e74cf"/>
    </style:style>
    <style:style style:name="P25" style:family="paragraph" style:parent-style-name="Text_20_body" style:list-style-name="L3">
      <style:paragraph-properties fo:margin-top="0cm" fo:margin-bottom="0cm" loext:contextual-spacing="false" fo:text-align="justify" style:justify-single-word="false"/>
      <style:text-properties officeooo:paragraph-rsid="001e74cf"/>
    </style:style>
    <style:style style:name="P26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officeooo:paragraph-rsid="001e74cf"/>
    </style:style>
    <style:style style:name="P27" style:family="paragraph" style:parent-style-name="Text_20_body" style:list-style-name="L5">
      <style:paragraph-properties fo:margin-top="0cm" fo:margin-bottom="0cm" loext:contextual-spacing="false" fo:text-align="justify" style:justify-single-word="false"/>
    </style:style>
    <style:style style:name="P28" style:family="paragraph" style:parent-style-name="Text_20_body" style:list-style-name="L6">
      <style:paragraph-properties fo:margin-top="0cm" fo:margin-bottom="0cm" loext:contextual-spacing="false" fo:text-align="justify" style:justify-single-word="false"/>
    </style:style>
    <style:style style:name="P29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officeooo:rsid="0025f6c3"/>
    </style:style>
    <style:style style:name="T2" style:family="text">
      <style:text-properties fo:font-weight="bold" officeooo:rsid="00286353" style:font-weight-asian="bold" style:font-weight-complex="bold"/>
    </style:style>
    <style:style style:name="T3" style:family="text">
      <style:text-properties officeooo:rsid="001f879b"/>
    </style:style>
    <style:style style:name="T4" style:family="text">
      <style:text-properties officeooo:rsid="0021d83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Niveles de usuarios</text:h>
      <text:p text:style-name="P20">Los permisos de los archivos en Linux (o GNU/Linux) tienen mucha importancia. Solemos tener varios usuarios en nuestro equipo y <text:span text:style-name="Strong_20_Emphasis">no todos tienen acceso a modificar o trabajar con </text:span><text:span text:style-name="Strong_20_Emphasis"><text:span text:style-name="T4">t</text:span></text:span><text:span text:style-name="Strong_20_Emphasis">odos los ficheros</text:span>. Cada archivo contiene información sobre sí mismo:</text:p>
      <text:list xml:id="list147386895" text:style-name="L5">
        <text:list-item>
          <text:p text:style-name="P27">Dueño del archivo. </text:p>
        </text:list-item>
        <text:list-item>
          <text:p text:style-name="P27">Grupo del archivo. </text:p>
        </text:list-item>
        <text:list-item>
          <text:p text:style-name="P18">Permisos del archivo. </text:p>
        </text:list-item>
      </text:list>
      <text:p text:style-name="P13">Cada usuario va a pertenecer <text:span text:style-name="Strong_20_Emphasis">como mínimo </text:span>a un grupo, el cual le es asignado en la creación de dicho usuario. Los grupos sirven para tener una política de acceso a archivos en la cual podremos dar acceso a los usuarios de un determinado grupo. De esta manera, quien no pertenezca a dicho grupo, no tendrá acceso.</text:p>
      <text:h text:style-name="P11" text:outline-level="3">Tipos de permisos</text:h>
      <text:p text:style-name="P13">Existen 3 tipos de permisos:</text:p>
      <text:list xml:id="list3966067841" text:style-name="L6">
        <text:list-item>
          <text:p text:style-name="P28"><text:span text:style-name="Strong_20_Emphasis">Lectura</text:span>: permite a un cierto usuario ver el contenido de un archivo. Si es un directorio, el contenido del mismo. </text:p>
        </text:list-item>
        <text:list-item>
          <text:p text:style-name="P28"><text:span text:style-name="Strong_20_Emphasis">Escritura</text:span>: permite modificar un archivo. Si es un directorio, el contenido del mismo. </text:p>
        </text:list-item>
        <text:list-item>
          <text:p text:style-name="P19"><text:span text:style-name="Strong_20_Emphasis">Ejecución</text:span>: si existe algo que ejecutar, se podrá hacer con este permiso. </text:p>
        </text:list-item>
      </text:list>
      <text:h text:style-name="P11" text:outline-level="3" text:is-list-header="true">Análisis de permisos</text:h>
      <text:p text:style-name="P13">Es posible que hayáis visto letras como <text:span text:style-name="Strong_20_Emphasis">r</text:span>, <text:span text:style-name="Strong_20_Emphasis">w </text:span>o <text:span text:style-name="Strong_20_Emphasis">x </text:span>al listar un directorio. Pero, ¿qué significan estas letras? Antes de nada, vamos a listar un directorio con el comando:</text:p>
      <text:p text:style-name="P12">ls -l</text:p>
      <text:p text:style-name="P13">Veremos algo parecido a esto:</text:p>
      <text:p text:style-name="Preformatted_20_Text">drwxr-xr-x <text:s/>2 mario mario <text:s text:c="4"/>4096 jul 27 22:00 Descargas</text:p>
      <text:p text:style-name="P12">drwxr-xr-x <text:s/>3 mario mario <text:s text:c="4"/>4096 jul 17 12:39 Documentos</text:p>
      <text:p text:style-name="P13">Lo primero que vemos son 10 caracteres: <text:span text:style-name="Strong_20_Emphasis">drwxr-xr-x</text:span>. El primer caracter representa el tipo de archivo. Los 3 siguientes los permisos de usuario, los 3 siguientes los permisos de grupo y los 3 últimos los permisos para otros:</text:p>
      <text:list xml:id="list4054463184" text:style-name="L7">
        <text:list-item>
          <text:p text:style-name="P29"><text:span text:style-name="Strong_20_Emphasis">d</text:span>: tipo de archivo. </text:p>
        </text:list-item>
        <text:list-item>
          <text:p text:style-name="P29"><text:span text:style-name="Strong_20_Emphasis">rwx</text:span>: permisos de propietario (lectura, escritura y ejecución). </text:p>
        </text:list-item>
        <text:list-item>
          <text:p text:style-name="P29"><text:span text:style-name="Strong_20_Emphasis">r-x</text:span>: permisos de grupo (lectura y ejecución). </text:p>
        </text:list-item>
        <text:list-item>
          <text:p text:style-name="P21"><text:span text:style-name="Strong_20_Emphasis">r-x</text:span>: permisos para el resto (lectura y ejecución). </text:p>
        </text:list-item>
      </text:list>
      <text:p text:style-name="P22"><text:span text:style-name="Strong_20_Emphasis"/></text:p>
      <text:p text:style-name="P22"><text:span text:style-name="Strong_20_Emphasis"/></text:p>
      <text:p text:style-name="P22"><text:span text:style-name="Strong_20_Emphasis">Tipos de archivo (primer caracter):</text:span> </text:p>
      <table:table table:name="Tabla1" table:style-name="Tabla1">
        <table:table-column table:style-name="Tabla1.A"/>
        <table:table-column table:style-name="Tabla1.B"/>
        <table:table-header-rows>
          <text:soft-page-break/>
          <table:table-row>
            <table:table-cell table:style-name="Tabla1.A1" office:value-type="string">
              <text:p text:style-name="Table_20_Heading">Tipo de archivo</text:p>
            </table:table-cell>
            <table:table-cell table:style-name="Tabla1.A1" office:value-type="string">
              <text:p text:style-name="Table_20_Heading">Significado</text:p>
            </table:table-cell>
          </table:table-row>
        </table:table-header-rows>
        <table:table-row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Archivo común</text:p>
          </table:table-cell>
        </table:table-row>
        <table:table-row>
          <table:table-cell table:style-name="Tabla1.A1" office:value-type="string">
            <text:p text:style-name="Table_20_Contents">d</text:p>
          </table:table-cell>
          <table:table-cell table:style-name="Tabla1.A1" office:value-type="string">
            <text:p text:style-name="Table_20_Contents">Directorio</text:p>
          </table:table-cell>
        </table:table-row>
        <table:table-row>
          <table:table-cell table:style-name="Tabla1.A1" office:value-type="string">
            <text:p text:style-name="Table_20_Contents">l</text:p>
          </table:table-cell>
          <table:table-cell table:style-name="Tabla1.A1" office:value-type="string">
            <text:p text:style-name="Table_20_Contents">Enlace simbólico</text:p>
          </table:table-cell>
        </table:table-row>
        <table:table-row>
          <table:table-cell table:style-name="Tabla1.A1" office:value-type="string">
            <text:p text:style-name="Table_20_Contents">s</text:p>
          </table:table-cell>
          <table:table-cell table:style-name="Tabla1.A1" office:value-type="string">
            <text:p text:style-name="Table_20_Contents">Socket</text:p>
          </table:table-cell>
        </table:table-row>
        <table:table-row>
          <table:table-cell table:style-name="Tabla1.A1" office:value-type="string">
            <text:p text:style-name="Table_20_Contents">p</text:p>
          </table:table-cell>
          <table:table-cell table:style-name="Tabla1.A1" office:value-type="string">
            <text:p text:style-name="Table_20_Contents">Pipe</text:p>
          </table:table-cell>
        </table:table-row>
      </table:table>
      <text:p text:style-name="Text_20_body"/>
      <text:h text:style-name="P9" text:outline-level="3">Permisos numéricos</text:h>
      <text:p text:style-name="P5">Como hemos visto, tenemos caracteres para los permisos de archivos, pero es algo incómodo cambiar los permisos con caracteres. Para hacerlo más sencillo, podemos utilizar números.</text:p>
      <text:p text:style-name="P5">Van  a ser<text:span text:style-name="Strong_20_Emphasis"> 3 números que van del 0 al 7</text:span>:</text:p>
      <text:list xml:id="list3126431557" text:style-name="L1">
        <text:list-item>
          <text:p text:style-name="P23"><text:span text:style-name="Strong_20_Emphasis">Primer número</text:span>: permisos de propietario. </text:p>
        </text:list-item>
        <text:list-item>
          <text:p text:style-name="P23"><text:span text:style-name="Strong_20_Emphasis">Segundo número</text:span>: permisos de grupo. </text:p>
        </text:list-item>
        <text:list-item>
          <text:p text:style-name="P14"><text:span text:style-name="Strong_20_Emphasis">Tercer número</text:span>: permisos para el resto. </text:p>
        </text:list-item>
      </text:list>
      <text:p text:style-name="P5">Para representar del 0 al 7 necesitamos 3 bits, que son los 3 bits utilizados para dar permisos a propietario, grupo y al resto. Con un '1' damos permiso y con un '0' se lo quitamos. Va en el siguiente orden: <text:span text:style-name="Strong_20_Emphasis">rwx</text:span>.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3">Binario</text:p>
            </table:table-cell>
            <table:table-cell table:style-name="Tabla4.A1" office:value-type="string">
              <text:p text:style-name="P3">Decimal</text:p>
            </table:table-cell>
            <table:table-cell table:style-name="Tabla4.A1" office:value-type="string">
              <text:p text:style-name="P3">Permisos</text:p>
            </table:table-cell>
            <table:table-cell table:style-name="Tabla4.A1" office:value-type="string">
              <text:p text:style-name="P3">Descripción</text:p>
            </table:table-cell>
          </table:table-row>
        </table:table-header-rows>
        <table:table-row>
          <table:table-cell table:style-name="Tabla4.A1" office:value-type="string">
            <text:p text:style-name="P2">000</text:p>
          </table:table-cell>
          <table:table-cell table:style-name="Tabla4.A1" office:value-type="string">
            <text:p text:style-name="P2">0</text:p>
          </table:table-cell>
          <table:table-cell table:style-name="Tabla4.A1" office:value-type="string">
            <text:p text:style-name="P2">- - -</text:p>
          </table:table-cell>
          <table:table-cell table:style-name="Tabla4.A1" office:value-type="string">
            <text:p text:style-name="P2">Ningún permiso</text:p>
          </table:table-cell>
        </table:table-row>
        <table:table-row>
          <table:table-cell table:style-name="Tabla4.A1" office:value-type="string">
            <text:p text:style-name="P2">001</text:p>
          </table:table-cell>
          <table:table-cell table:style-name="Tabla4.A1" office:value-type="string">
            <text:p text:style-name="P2">1</text:p>
          </table:table-cell>
          <table:table-cell table:style-name="Tabla4.A1" office:value-type="string">
            <text:p text:style-name="P2">- - x</text:p>
          </table:table-cell>
          <table:table-cell table:style-name="Tabla4.A1" office:value-type="string">
            <text:p text:style-name="P2">Ejecución</text:p>
          </table:table-cell>
        </table:table-row>
        <table:table-row>
          <table:table-cell table:style-name="Tabla4.A1" office:value-type="string">
            <text:p text:style-name="P2">010</text:p>
          </table:table-cell>
          <table:table-cell table:style-name="Tabla4.A1" office:value-type="string">
            <text:p text:style-name="P2">2</text:p>
          </table:table-cell>
          <table:table-cell table:style-name="Tabla4.A1" office:value-type="string">
            <text:p text:style-name="P2">- w -</text:p>
          </table:table-cell>
          <table:table-cell table:style-name="Tabla4.A1" office:value-type="string">
            <text:p text:style-name="P2">Escritura</text:p>
          </table:table-cell>
        </table:table-row>
        <table:table-row>
          <table:table-cell table:style-name="Tabla4.A1" office:value-type="string">
            <text:p text:style-name="P2">011</text:p>
          </table:table-cell>
          <table:table-cell table:style-name="Tabla4.A1" office:value-type="string">
            <text:p text:style-name="P2">3</text:p>
          </table:table-cell>
          <table:table-cell table:style-name="Tabla4.A1" office:value-type="string">
            <text:p text:style-name="P2">- w x</text:p>
          </table:table-cell>
          <table:table-cell table:style-name="Tabla4.A1" office:value-type="string">
            <text:p text:style-name="P2">Escritura y ejecución</text:p>
          </table:table-cell>
        </table:table-row>
        <table:table-row>
          <table:table-cell table:style-name="Tabla4.A1" office:value-type="string">
            <text:p text:style-name="P2">100</text:p>
          </table:table-cell>
          <table:table-cell table:style-name="Tabla4.A1" office:value-type="string">
            <text:p text:style-name="P2">4</text:p>
          </table:table-cell>
          <table:table-cell table:style-name="Tabla4.A1" office:value-type="string">
            <text:p text:style-name="P2">r - -</text:p>
          </table:table-cell>
          <table:table-cell table:style-name="Tabla4.A1" office:value-type="string">
            <text:p text:style-name="P2">Lectura</text:p>
          </table:table-cell>
        </table:table-row>
        <table:table-row>
          <table:table-cell table:style-name="Tabla4.A1" office:value-type="string">
            <text:p text:style-name="P2">101</text:p>
          </table:table-cell>
          <table:table-cell table:style-name="Tabla4.A1" office:value-type="string">
            <text:p text:style-name="P2">5</text:p>
          </table:table-cell>
          <table:table-cell table:style-name="Tabla4.A1" office:value-type="string">
            <text:p text:style-name="P2">r - x</text:p>
          </table:table-cell>
          <table:table-cell table:style-name="Tabla4.A1" office:value-type="string">
            <text:p text:style-name="P2">Lectura y ejecución</text:p>
          </table:table-cell>
        </table:table-row>
        <table:table-row>
          <table:table-cell table:style-name="Tabla4.A1" office:value-type="string">
            <text:p text:style-name="P2">110</text:p>
          </table:table-cell>
          <table:table-cell table:style-name="Tabla4.A1" office:value-type="string">
            <text:p text:style-name="P2">6</text:p>
          </table:table-cell>
          <table:table-cell table:style-name="Tabla4.A1" office:value-type="string">
            <text:p text:style-name="P2">r w -</text:p>
          </table:table-cell>
          <table:table-cell table:style-name="Tabla4.A1" office:value-type="string">
            <text:p text:style-name="P2">Lectura y escritura</text:p>
          </table:table-cell>
        </table:table-row>
        <table:table-row>
          <table:table-cell table:style-name="Tabla4.A1" office:value-type="string">
            <text:p text:style-name="P2">111</text:p>
          </table:table-cell>
          <table:table-cell table:style-name="Tabla4.A1" office:value-type="string">
            <text:p text:style-name="P2">7</text:p>
          </table:table-cell>
          <table:table-cell table:style-name="Tabla4.A1" office:value-type="string">
            <text:p text:style-name="P2">r w x</text:p>
          </table:table-cell>
          <table:table-cell table:style-name="Tabla4.A1" office:value-type="string">
            <text:p text:style-name="P2">Lectura, escritura y ejecución</text:p>
          </table:table-cell>
        </table:table-row>
      </table:table>
      <text:p text:style-name="P8"/>
      <text:p text:style-name="P1">Para establecer los permisos <text:span text:style-name="T1">sumamos los valores numéricos de los permisos que se van a asignar, por ejemplo:</text:span></text:p>
      <text:p text:style-name="P5"><text:span text:style-name="Strong_20_Emphasis">644:</text:span></text:p>
      <text:list xml:id="list3803208135" text:style-name="L2">
        <text:list-item>
          <text:p text:style-name="P24"><text:span text:style-name="Strong_20_Emphasis">Propietario</text:span>: lectura y escritura. </text:p>
        </text:list-item>
        <text:list-item>
          <text:p text:style-name="P24"><text:span text:style-name="Strong_20_Emphasis">Grupo</text:span>: lectura. </text:p>
        </text:list-item>
        <text:list-item>
          <text:p text:style-name="P15"><text:span text:style-name="Strong_20_Emphasis"><text:span text:style-name="T2">Otros</text:span></text:span>: lectura. </text:p>
        </text:list-item>
      </text:list>
      <text:p text:style-name="P5"><text:span text:style-name="Strong_20_Emphasis">755:</text:span></text:p>
      <text:list xml:id="list715654824" text:style-name="L3">
        <text:list-item>
          <text:p text:style-name="P25"><text:span text:style-name="Strong_20_Emphasis">Propietario</text:span>: lectura, escritura y ejecución. </text:p>
        </text:list-item>
        <text:list-item>
          <text:p text:style-name="P25"><text:span text:style-name="Strong_20_Emphasis">Grupo</text:span>: lectura y ejecución. </text:p>
        </text:list-item>
        <text:list-item>
          <text:p text:style-name="P16"><text:soft-page-break/><text:span text:style-name="Strong_20_Emphasis"><text:span text:style-name="T2">Otros</text:span></text:span>: lectura y ejecución. </text:p>
        </text:list-item>
      </text:list>
      <text:p text:style-name="P5"><text:span text:style-name="Strong_20_Emphasis">777:</text:span></text:p>
      <text:list xml:id="list2998295665" text:style-name="L4">
        <text:list-item>
          <text:p text:style-name="P26"><text:span text:style-name="Strong_20_Emphasis">Propietario</text:span>: lectura, escritura y ejecución. </text:p>
        </text:list-item>
        <text:list-item>
          <text:p text:style-name="P26"><text:span text:style-name="Strong_20_Emphasis">Grupo</text:span>: lectura, escritura y ejecución. </text:p>
        </text:list-item>
        <text:list-item>
          <text:p text:style-name="P17"><text:span text:style-name="Strong_20_Emphasis"><text:span text:style-name="T2">Otros</text:span></text:span>: lectura, escritura y ejecución. </text:p>
        </text:list-item>
      </text:list>
      <text:p text:style-name="P6"/>
      <text:p text:style-name="P7">Ejercicio realizado en la terminal:</text:p>
      <text:p text:style-name="P4">To run a command as administrator (user "root"), use "sudo &lt;command&gt;".</text:p>
      <text:p text:style-name="P4">See "man sudo_root" for details.</text:p>
      <text:p text:style-name="P4"/>
      <text:p text:style-name="P4">erica@ERI-LINUXMINT:~$ ls-l</text:p>
      <text:p text:style-name="P4">ls-l: orden no encontrada</text:p>
      <text:p text:style-name="P4">erica@ERI-LINUXMINT:~$ ls -l</text:p>
      <text:p text:style-name="P4">total 32</text:p>
      <text:p text:style-name="P4">drwxr-xr-x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drwxr-xr-x 2 erica erica 4096 abr <text:s/>8 10:39 Música</text:p>
      <text:p text:style-name="P4">drwxr-xr-x 2 erica erica 4096 abr <text:s/>8 10:39 Plantillas</text:p>
      <text:p text:style-name="P4">drwxr-xr-x 2 erica erica 4096 abr <text:s/>8 10:39 Público</text:p>
      <text:p text:style-name="P4">drwxr-xr-x 2 erica erica 4096 abr <text:s/>8 10:39 Vídeos</text:p>
      <text:p text:style-name="P4">erica@ERI-LINUXMINT:~$ sudo chmod 000 descargas</text:p>
      <text:p text:style-name="P4">[sudo] contraseña para erica: <text:s text:c="10"/></text:p>
      <text:p text:style-name="P4">chmod: no se puede acceder a 'descargas': No existe el archivo o el directorio</text:p>
      <text:p text:style-name="P4">erica@ERI-LINUXMINT:~$ sudo chmod 000 Descargas</text:p>
      <text:p text:style-name="P4">erica@ERI-LINUXMINT:~$ ls -l</text:p>
      <text:p text:style-name="P4">total 32</text:p>
      <text:p text:style-name="P4">d---------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<text:soft-page-break/>drwxr-xr-x 2 erica erica 4096 abr <text:s/>8 10:39 Música</text:p>
      <text:p text:style-name="P4">drwxr-xr-x 2 erica erica 4096 abr <text:s/>8 10:39 Plantillas</text:p>
      <text:p text:style-name="P4">drwxr-xr-x 2 erica erica 4096 abr <text:s/>8 10:39 Público</text:p>
      <text:p text:style-name="P4">drwxr-xr-x 2 erica erica 4096 abr <text:s/>8 10:39 Vídeos</text:p>
      <text:p text:style-name="P4">erica@ERI-LINUXMINT:~$ chmood 100 Descargas</text:p>
      <text:p text:style-name="P4"/>
      <text:p text:style-name="P4">Orden «chmood» no encontrada. Quizá quiso decir:</text:p>
      <text:p text:style-name="P4"/>
      <text:p text:style-name="P4"><text:s text:c="2"/>la orden «chmod» del paquete deb «coreutils (8.30-3ubuntu2)»</text:p>
      <text:p text:style-name="P4"/>
      <text:p text:style-name="P4">Pruebe con: sudo apt install &lt;nombre del paquete deb&gt;</text:p>
      <text:p text:style-name="P4"/>
      <text:p text:style-name="P4">erica@ERI-LINUXMINT:~$ chmod 100 Descargas</text:p>
      <text:p text:style-name="P4">erica@ERI-LINUXMINT:~$ ls -l</text:p>
      <text:p text:style-name="P4">total 32</text:p>
      <text:p text:style-name="P4">d--x------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drwxr-xr-x 2 erica erica 4096 abr <text:s/>8 10:39 Música</text:p>
      <text:p text:style-name="P4">drwxr-xr-x 2 erica erica 4096 abr <text:s/>8 10:39 Plantillas</text:p>
      <text:p text:style-name="P4">drwxr-xr-x 2 erica erica 4096 abr <text:s/>8 10:39 Público</text:p>
      <text:p text:style-name="P4">drwxr-xr-x 2 erica erica 4096 abr <text:s/>8 10:39 Vídeos</text:p>
      <text:p text:style-name="P4">erica@ERI-LINUXMINT:~$ chmod 200 Descargas</text:p>
      <text:p text:style-name="P4">erica@ERI-LINUXMINT:~$ ls -l</text:p>
      <text:p text:style-name="P4">total 32</text:p>
      <text:p text:style-name="P4">d-w-------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drwxr-xr-x 2 erica erica 4096 abr <text:s/>8 10:39 Música</text:p>
      <text:p text:style-name="P4">drwxr-xr-x 2 erica erica 4096 abr <text:s/>8 10:39 Plantillas</text:p>
      <text:p text:style-name="P4"><text:soft-page-break/>drwxr-xr-x 2 erica erica 4096 abr <text:s/>8 10:39 Público</text:p>
      <text:p text:style-name="P4">drwxr-xr-x 2 erica erica 4096 abr <text:s/>8 10:39 Vídeos</text:p>
      <text:p text:style-name="P4">erica@ERI-LINUXMINT:~$ chmod 300 Descargas</text:p>
      <text:p text:style-name="P4">erica@ERI-LINUXMINT:~$ ls -l</text:p>
      <text:p text:style-name="P4">total 32</text:p>
      <text:p text:style-name="P4">d-wx------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drwxr-xr-x 2 erica erica 4096 abr <text:s/>8 10:39 Música</text:p>
      <text:p text:style-name="P4">drwxr-xr-x 2 erica erica 4096 abr <text:s/>8 10:39 Plantillas</text:p>
      <text:p text:style-name="P4">drwxr-xr-x 2 erica erica 4096 abr <text:s/>8 10:39 Público</text:p>
      <text:p text:style-name="P4">drwxr-xr-x 2 erica erica 4096 abr <text:s/>8 10:39 Vídeos</text:p>
      <text:p text:style-name="P4">erica@ERI-LINUXMINT:~$ chmod 400 Descargas</text:p>
      <text:p text:style-name="P4">erica@ERI-LINUXMINT:~$ ls -l</text:p>
      <text:p text:style-name="P4">total 32</text:p>
      <text:p text:style-name="P4">dr--------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drwxr-xr-x 2 erica erica 4096 abr <text:s/>8 10:39 Música</text:p>
      <text:p text:style-name="P4">drwxr-xr-x 2 erica erica 4096 abr <text:s/>8 10:39 Plantillas</text:p>
      <text:p text:style-name="P4">drwxr-xr-x 2 erica erica 4096 abr <text:s/>8 10:39 Público</text:p>
      <text:p text:style-name="P4">drwxr-xr-x 2 erica erica 4096 abr <text:s/>8 10:39 Vídeos</text:p>
      <text:p text:style-name="P4">erica@ERI-LINUXMINT:~$ chmood 500 Descargas</text:p>
      <text:p text:style-name="P4"/>
      <text:p text:style-name="P4">Orden «chmood» no encontrada. Quizá quiso decir:</text:p>
      <text:p text:style-name="P4"/>
      <text:p text:style-name="P4"><text:s text:c="2"/>la orden «chmod» del paquete deb «coreutils (8.30-3ubuntu2)»</text:p>
      <text:p text:style-name="P4"/>
      <text:p text:style-name="P4">Pruebe con: sudo apt install &lt;nombre del paquete deb&gt;</text:p>
      <text:p text:style-name="P4"/>
      <text:p text:style-name="P4"><text:soft-page-break/>erica@ERI-LINUXMINT:~$ chmod 500 Descargas</text:p>
      <text:p text:style-name="P4">erica@ERI-LINUXMINT:~$ ls -l</text:p>
      <text:p text:style-name="P4">total 32</text:p>
      <text:p text:style-name="P4">dr-x------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drwxr-xr-x 2 erica erica 4096 abr <text:s/>8 10:39 Música</text:p>
      <text:p text:style-name="P4">drwxr-xr-x 2 erica erica 4096 abr <text:s/>8 10:39 Plantillas</text:p>
      <text:p text:style-name="P4">drwxr-xr-x 2 erica erica 4096 abr <text:s/>8 10:39 Público</text:p>
      <text:p text:style-name="P4">drwxr-xr-x 2 erica erica 4096 abr <text:s/>8 10:39 Vídeos</text:p>
      <text:p text:style-name="P4">erica@ERI-LINUXMINT:~$ chmod 600 Descargas</text:p>
      <text:p text:style-name="P4">erica@ERI-LINUXMINT:~$ ls -l</text:p>
      <text:p text:style-name="P4">total 32</text:p>
      <text:p text:style-name="P4">drw-------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drwxr-xr-x 2 erica erica 4096 abr <text:s/>8 10:39 Música</text:p>
      <text:p text:style-name="P4">drwxr-xr-x 2 erica erica 4096 abr <text:s/>8 10:39 Plantillas</text:p>
      <text:p text:style-name="P4">drwxr-xr-x 2 erica erica 4096 abr <text:s/>8 10:39 Público</text:p>
      <text:p text:style-name="P4">drwxr-xr-x 2 erica erica 4096 abr <text:s/>8 10:39 Vídeos</text:p>
      <text:p text:style-name="P4">erica@ERI-LINUXMINT:~$ chmod 700 Descargas</text:p>
      <text:p text:style-name="P4">erica@ERI-LINUXMINT:~$ ls -l</text:p>
      <text:p text:style-name="P4">total 32</text:p>
      <text:p text:style-name="P4">drwx------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drwxr-xr-x 2 erica erica 4096 abr <text:s/>8 10:39 Música</text:p>
      <text:p text:style-name="P4">drwxr-xr-x 2 erica erica 4096 abr <text:s/>8 10:39 Plantillas</text:p>
      <text:p text:style-name="P4">drwxr-xr-x 2 erica erica 4096 abr <text:s/>8 10:39 Público</text:p>
      <text:p text:style-name="P4"><text:soft-page-break/>drwxr-xr-x 2 erica erica 4096 abr <text:s/>8 10:39 Vídeos</text:p>
      <text:p text:style-name="P4">erica@ERI-LINUXMINT:~$ chmod 777 Descargas</text:p>
      <text:p text:style-name="P4">erica@ERI-LINUXMINT:~$ ls -l</text:p>
      <text:p text:style-name="P4">total 32</text:p>
      <text:p text:style-name="P4">drwxrwxrwx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drwxr-xr-x 2 erica erica 4096 abr <text:s/>8 10:39 Música</text:p>
      <text:p text:style-name="P4">drwxr-xr-x 2 erica erica 4096 abr <text:s/>8 10:39 Plantillas</text:p>
      <text:p text:style-name="P4">drwxr-xr-x 2 erica erica 4096 abr <text:s/>8 10:39 Público</text:p>
      <text:p text:style-name="P4">drwxr-xr-x 2 erica erica 4096 abr <text:s/>8 10:39 Vídeos</text:p>
      <text:p text:style-name="P4">erica@ERI-LINUXMINT:~$ chmod 775 Descargas</text:p>
      <text:p text:style-name="P4">erica@ERI-LINUXMINT:~$ ls -l</text:p>
      <text:p text:style-name="P4">total 32</text:p>
      <text:p text:style-name="P4">drwxrwxr-x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drwxr-xr-x 2 erica erica 4096 abr <text:s/>8 10:39 Música</text:p>
      <text:p text:style-name="P4">drwxr-xr-x 2 erica erica 4096 abr <text:s/>8 10:39 Plantillas</text:p>
      <text:p text:style-name="P4">drwxr-xr-x 2 erica erica 4096 abr <text:s/>8 10:39 Público</text:p>
      <text:p text:style-name="P4">drwxr-xr-x 2 erica erica 4096 abr <text:s/>8 10:39 Vídeos</text:p>
      <text:p text:style-name="P4">erica@ERI-LINUXMINT:~$ chmod 755 Descargas</text:p>
      <text:p text:style-name="P4">erica@ERI-LINUXMINT:~$ ls -l</text:p>
      <text:p text:style-name="P4">total 32</text:p>
      <text:p text:style-name="P4">drwxr-xr-x 2 erica erica 4096 abr 11 01:17 Descargas</text:p>
      <text:p text:style-name="P4">drwxr-xr-x 4 erica erica 4096 abr 12 21:39 Documentos</text:p>
      <text:p text:style-name="P4">drwxr-xr-x 2 erica erica 4096 abr <text:s/>8 10:39 Escritorio</text:p>
      <text:p text:style-name="P4">drwxr-xr-x 2 erica erica 4096 abr <text:s/>8 10:39 Imágenes</text:p>
      <text:p text:style-name="P4">drwxr-xr-x 2 erica erica 4096 abr <text:s/>8 10:39 Música</text:p>
      <text:p text:style-name="P4">drwxr-xr-x 2 erica erica 4096 abr <text:s/>8 10:39 Plantillas</text:p>
      <text:p text:style-name="P4"><text:soft-page-break/>drwxr-xr-x 2 erica erica 4096 abr <text:s/>8 10:39 Público</text:p>
      <text:p text:style-name="P4">drwxr-xr-x 2 erica erica 4096 abr <text:s/>8 10:39 Vídeos</text:p>
      <text:p text:style-name="P4">erica@ERI-LINUXMINT:~$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2:22:57.700964663</meta:creation-date>
    <dc:date>2021-04-12T22:54:57.798857339</dc:date>
    <meta:editing-duration>PT4M39S</meta:editing-duration>
    <meta:editing-cycles>2</meta:editing-cycles>
    <meta:generator>LibreOffice/6.4.6.2$Linux_X86_64 LibreOffice_project/40$Build-2</meta:generator>
    <meta:document-statistic meta:table-count="2" meta:image-count="0" meta:object-count="0" meta:page-count="8" meta:paragraph-count="239" meta:word-count="1621" meta:character-count="9649" meta:non-whitespace-character-count="8169"/>
  </office:meta>
</office:document-meta>
</file>